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.0783in" fo:margin-bottom="0.122in" loext:contextual-spacing="false" fo:line-height="100%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" style:family="paragraph" style:parent-style-name="Standard">
      <style:paragraph-properties fo:margin-left="0in" fo:margin-right="0in" fo:margin-top="0.0783in" fo:margin-bottom="0.122in" loext:contextual-spacing="false" fo:line-height="100%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" style:family="paragraph" style:parent-style-name="Standard" style:list-style-name="WWNum2">
      <style:paragraph-properties fo:margin-left="0.5in" fo:margin-right="0in" fo:margin-top="0.0783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" style:family="paragraph" style:parent-style-name="Standard" style:list-style-name="WWNum2">
      <style:paragraph-properties fo:margin-left="0.5in" fo:margin-right="0in" fo:margin-top="0in" fo:margin-bottom="0.122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Heading_20_1" style:list-style-name="WWNum1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</text:span><text:span text:style-name="T2"><text:line-break/></text:span><text:span text:style-name="T3">Scripting en Python 05. Guí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Scripting en Python - Parte 05 - Guía</text:span></text:p>
      <text:list xml:id="list2471640807" text:style-name="WWNum1">
        <text:list-item>
          <text:p text:style-name="P17"><text:bookmark text:name="_gjdgxs"/>¿Qué hacer?</text:p>
        </text:list-item>
      </text:list>
      <text:p text:style-name="P6">En esta unidad, vamos a mostrarte cómo usar funciones en Python.</text:p>
      <text:p text:style-name="P6">Debes leer “A Byte of Python – Part 4” para ver ejemplos relacionados con el uso de funciones.</text:p>
      <text:list xml:id="list61111340577425" text:continue-numbering="true" text:style-name="WWNum1">
        <text:list-item>
          <text:p text:style-name="P16"><text:bookmark text:name="_2ralq97hoyy8"/>He terminado de leer “A Byte of Python – Part 4”. ¿Qué debería hacer ahora?</text:p>
        </text:list-item>
      </text:list>
      <text:p text:style-name="Standard">Hemos proporcionado varias actividades no evaluables. Están disponibles en el archivo “Scripting en Python - Parte 04 - Actividades no evaluables 01”. Debes intentar resolverlas y plantear tus dudas en los foros.</text:p>
      <text:list xml:id="list61111410079211" text:continue-numbering="true" text:style-name="WWNum1">
        <text:list-item>
          <text:p text:style-name="P17"><text:bookmark text:name="_30j0zll"/>Información</text:p>
        </text:list-item>
      </text:list>
      <text:p text:style-name="P7">Puedes encontrar más información y ejemplos prácticos en:</text:p>
      <text:list xml:id="list4175385654" text:style-name="WWNum2">
        <text:list-item>
          <text:p text:style-name="P8"><text:a xlink:type="simple" xlink:href="https://www.w3schools.com/python/python_functions.asp" text:style-name="ListLabel_20_10" text:visited-style-name="ListLabel_20_10"><text:span text:style-name="T8">https://www.w3schools.com/python/python_functions.asp</text:span></text:a></text:p>
        </text:list-item>
        <text:list-item>
          <text:p text:style-name="P9"><text:a xlink:type="simple" xlink:href="https://www.tutorialspoint.com/python3/python_functions.htm" text:style-name="ListLabel_20_10" text:visited-style-name="ListLabel_20_10"><text:span text:style-name="T8">https://www.tutorialspoint.com/python3/python_functions.htm</text:span></text:a></text:p>
        </text:list-item>
        <text:list-item>
          <text:p text:style-name="P9"><text:a xlink:type="simple" xlink:href="https://www.python-course.eu/python3_functions.php" text:style-name="ListLabel_20_10" text:visited-style-name="ListLabel_20_10"><text:span text:style-name="T8">https://www.python-course.eu/python3_functions.php</text:span></text:a></text:p>
        </text:list-item>
        <text:list-item>
          <text:p text:style-name="P10"><text:a xlink:type="simple" xlink:href="http://python-ds.com/python-3-list-methods" text:style-name="ListLabel_20_10" text:visited-style-name="ListLabel_20_10"><text:span text:style-name="T8">http://python-ds.com/python-3-list-method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5</text:span></text:p>
      </style:header>
      <style:footer>
        <text:p text:style-name="MP4"><text:span text:style-name="MT1">CFGS DAM/DAW<text:tab/><text:tab/>Scripting en Python - Parte 05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38" meta:character-count="991" meta:non-whitespace-character-count="873"/>
    <meta:generator>LibreOfficeDev/6.0.5.2$Linux_X86_64 LibreOffice_project/</meta:generator>
  </office:meta>
</office:document-meta>
</file>